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56cm"/>
    </style:style>
    <style:style style:name="gr2" style:family="graphic" style:parent-style-name="standard">
      <style:graphic-properties draw:stroke="solid" svg:stroke-color="#000000" draw:fill="none" draw:fill-color="#ffffff" fo:min-height="3.43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solid" svg:stroke-color="#000000" draw:fill="none" draw:fill-color="#ffffff" fo:min-height="4.395cm"/>
    </style:style>
    <style:style style:name="gr8" style:family="graphic" style:parent-style-name="standard">
      <style:graphic-properties draw:stroke="solid" svg:stroke-color="#000000" draw:fill="none" draw:fill-color="#ffffff" fo:min-height="3.76cm"/>
    </style:style>
    <style:style style:name="gr9" style:family="graphic" style:parent-style-name="standard">
      <style:graphic-properties draw:stroke="solid" svg:stroke-color="#000000" draw:fill="none" draw:fill-color="#ffffff" fo:min-height="4.06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87cm" svg:height="3.81cm" svg:x="3.159cm" svg:y="2.397cm">
          <draw:text-box>
            <text:p>Globale Umgebung</text:p>
            <text:p/>
            <text:p><text:s/>g int 0</text:p>
          </draw:text-box>
        </draw:frame>
        <draw:frame draw:style-name="gr2" draw:text-style-name="P1" draw:layer="layout" svg:width="5.969cm" svg:height="3.683cm" svg:x="20.423cm" svg:y="9.055cm">
          <draw:text-box>
            <text:p>a_mod_b</text:p>
            <text:p/>
            <text:p>a int 7</text:p>
            <text:p>b int 14</text:p>
          </draw:text-box>
        </draw:frame>
        <draw:frame draw:style-name="gr2" draw:text-style-name="P1" draw:layer="layout" svg:width="5.969cm" svg:height="3.683cm" svg:x="12.924cm" svg:y="9.056cm">
          <draw:text-box>
            <text:p>ggT</text:p>
            <text:p/>
          </draw:text-box>
        </draw:frame>
        <draw:frame draw:style-name="gr2" draw:text-style-name="P1" xml:id="id1" draw:id="id1" draw:layer="layout" svg:width="5.969cm" svg:height="3.683cm" svg:x="5.224cm" svg:y="9.056cm">
          <draw:text-box>
            <text:p>main</text:p>
          </draw:text-box>
        </draw:frame>
        <draw:connector draw:style-name="gr3" draw:text-style-name="P2" draw:layer="layout" svg:x1="5.224cm" svg:y1="10.897cm" svg:x2="4.717cm" svg:y2="6.24cm" draw:start-shape="id1" draw:start-glue-point="3" svg:d="M5224 10897h-551v-4657h44" svg:viewBox="0 0 552 4658">
          <text:p/>
        </draw:connector>
        <draw:connector draw:style-name="gr3" draw:text-style-name="P2" draw:layer="layout" svg:x1="12.873cm" svg:y1="10.923cm" svg:x2="12.366cm" svg:y2="6.266cm" svg:d="M12873 10923h-551v-4657h44" svg:viewBox="0 0 552 4658">
          <text:p/>
        </draw:connector>
        <draw:connector draw:style-name="gr3" draw:text-style-name="P2" draw:layer="layout" svg:x1="20.373cm" svg:y1="10.923cm" svg:x2="19.866cm" svg:y2="6.266cm" svg:d="M20373 10923h-551v-4657h44" svg:viewBox="0 0 552 4658">
          <text:p/>
        </draw:connector>
        <draw:connector draw:style-name="gr4" draw:text-style-name="P2" draw:layer="layout" draw:line-skew="-1.458cm" svg:x1="13.317cm" svg:y1="15.175cm" svg:x2="10.402cm" svg:y2="12.725cm" svg:d="M13317 15175h-2915v-2450" svg:viewBox="0 0 2916 2451">
          <text:p/>
        </draw:connector>
        <draw:line draw:style-name="gr5" draw:text-style-name="P2" draw:layer="layout" svg:x1="13.323cm" svg:y1="12.815cm" svg:x2="13.323cm" svg:y2="15.228cm">
          <text:p/>
        </draw:line>
        <draw:connector draw:style-name="gr4" draw:text-style-name="P2" draw:layer="layout" draw:line-skew="-1.458cm" svg:x1="21.317cm" svg:y1="15.175cm" svg:x2="18.402cm" svg:y2="12.725cm" svg:d="M21317 15175h-2915v-2450" svg:viewBox="0 0 2916 2451">
          <text:p/>
        </draw:connector>
        <draw:line draw:style-name="gr5" draw:text-style-name="P2" draw:layer="layout" svg:x1="21.323cm" svg:y1="12.815cm" svg:x2="21.323cm" svg:y2="15.228cm">
          <text:p/>
        </draw:line>
        <draw:frame draw:style-name="gr6" draw:text-style-name="P1" draw:layer="layout" svg:width="1.27cm" svg:height="1.143cm" svg:x="1cm" svg:y="1cm">
          <draw:text-box>
            <text:p>1</text:p>
          </draw:text-box>
        </draw:frame>
      </draw:page>
      <draw:page draw:name="page2" draw:style-name="dp1" draw:master-page-name="Default">
        <draw:frame draw:style-name="gr1" draw:text-style-name="P1" draw:layer="layout" svg:width="22.987cm" svg:height="3.81cm" svg:x="3.159cm" svg:y="2.397cm">
          <draw:text-box>
            <text:p>Globale Umgebung</text:p>
            <text:p/>
            <text:p><text:s/>g int 0</text:p>
          </draw:text-box>
        </draw:frame>
        <draw:frame draw:style-name="gr7" draw:text-style-name="P1" draw:layer="layout" svg:width="5.969cm" svg:height="4.645cm" svg:x="20.423cm" svg:y="9.055cm">
          <draw:text-box>
            <text:p>ggT</text:p>
            <text:p/>
            <text:p>a int 7</text:p>
            <text:p>b int 14</text:p>
            <text:p>g int 1</text:p>
            <text:p>Null int 0</text:p>
          </draw:text-box>
        </draw:frame>
        <draw:frame draw:style-name="gr2" draw:text-style-name="P1" draw:layer="layout" svg:width="5.969cm" svg:height="3.683cm" svg:x="12.924cm" svg:y="9.056cm">
          <draw:text-box>
            <text:p>main</text:p>
            <text:p/>
          </draw:text-box>
        </draw:frame>
        <draw:connector draw:style-name="gr3" draw:text-style-name="P2" draw:layer="layout" svg:x1="12.873cm" svg:y1="10.923cm" svg:x2="12.366cm" svg:y2="6.266cm" svg:d="M12873 10923h-551v-4657h44" svg:viewBox="0 0 552 4658">
          <text:p/>
        </draw:connector>
        <draw:connector draw:style-name="gr3" draw:text-style-name="P2" draw:layer="layout" svg:x1="20.373cm" svg:y1="10.923cm" svg:x2="19.866cm" svg:y2="6.266cm" svg:d="M20373 10923h-551v-4657h44" svg:viewBox="0 0 552 4658">
          <text:p/>
        </draw:connector>
        <draw:connector draw:style-name="gr4" draw:text-style-name="P2" draw:layer="layout" draw:line-skew="-1.458cm" svg:x1="20.917cm" svg:y1="15.175cm" svg:x2="18.002cm" svg:y2="12.725cm" svg:d="M20917 15175h-2915v-2450" svg:viewBox="0 0 2916 2451">
          <text:p/>
        </draw:connector>
        <draw:line draw:style-name="gr5" draw:text-style-name="P2" draw:layer="layout" svg:x1="20.912cm" svg:y1="13.7cm" svg:x2="20.939cm" svg:y2="15.097cm">
          <text:p/>
        </draw:line>
        <draw:frame draw:style-name="gr2" draw:text-style-name="P1" draw:layer="layout" svg:width="5.969cm" svg:height="3.683cm" svg:x="22.125cm" svg:y="15.357cm">
          <draw:text-box>
            <text:p>if Block</text:p>
            <text:p/>
            <text:p>b bool Null</text:p>
            <text:p/>
          </draw:text-box>
        </draw:frame>
        <draw:connector draw:style-name="gr3" draw:text-style-name="P2" draw:layer="layout" svg:x1="22.122cm" svg:y1="18.349cm" svg:x2="21.615cm" svg:y2="13.692cm" svg:d="M22122 18349h-551v-4657h44" svg:viewBox="0 0 552 4658">
          <text:p/>
        </draw:connector>
        <draw:frame draw:style-name="gr6" draw:text-style-name="P1" draw:layer="layout" svg:width="1.27cm" svg:height="1.143cm" svg:x="1cm" svg:y="1.001cm">
          <draw:text-box>
            <text:p>2</text:p>
          </draw:text-box>
        </draw:frame>
      </draw:page>
      <draw:page draw:name="page3" draw:style-name="dp1" draw:master-page-name="Default">
        <draw:frame draw:style-name="gr1" draw:text-style-name="P1" draw:layer="layout" svg:width="22.987cm" svg:height="3.81cm" svg:x="3.159cm" svg:y="2.397cm">
          <draw:text-box>
            <text:p>Globale Umgebung</text:p>
            <text:p/>
            <text:p><text:s/>g int 1</text:p>
          </draw:text-box>
        </draw:frame>
        <draw:frame draw:style-name="gr8" draw:text-style-name="P1" draw:layer="layout" svg:width="5.969cm" svg:height="4.01cm" svg:x="20.423cm" svg:y="9.055cm">
          <draw:text-box>
            <text:p>main</text:p>
            <text:p/>
            <text:p>a int 2</text:p>
            <text:p>b int 14</text:p>
            <text:p>aa int 1</text:p>
          </draw:text-box>
        </draw:frame>
        <draw:connector draw:style-name="gr3" draw:text-style-name="P2" draw:layer="layout" svg:x1="20.373cm" svg:y1="10.923cm" svg:x2="19.866cm" svg:y2="6.266cm" svg:d="M20373 10923h-551v-4657h44" svg:viewBox="0 0 552 4658">
          <text:p/>
        </draw:connector>
        <draw:frame draw:style-name="gr9" draw:text-style-name="P1" draw:layer="layout" svg:width="5.969cm" svg:height="4.312cm" svg:x="22.125cm" svg:y="15.057cm">
          <draw:text-box>
            <text:p>Block 1 in main</text:p>
            <text:p/>
            <text:p>a int 7</text:p>
            <text:p>ggt int 14,7</text:p>
            <text:p>b int 1</text:p>
            <text:p/>
          </draw:text-box>
        </draw:frame>
        <draw:connector draw:style-name="gr3" draw:text-style-name="P2" draw:layer="layout" svg:x1="22.122cm" svg:y1="17.749cm" svg:x2="21.615cm" svg:y2="13.092cm" svg:d="M22122 17749h-551v-4657h44" svg:viewBox="0 0 552 4658">
          <text:p/>
        </draw:connector>
        <draw:frame draw:style-name="gr6" draw:text-style-name="P1" draw:layer="layout" svg:width="1.27cm" svg:height="1.143cm" svg:x="1cm" svg:y="1.001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8:50:50.412624028</meta:creation-date>
    <dc:date>2019-12-05T09:21:37.143289191</dc:date>
    <meta:editing-duration>PT9M39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